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round" draw:fill="none"/>
    </style:style>
    <style:style style:name="gr3" style:family="graphic" style:parent-style-name="standard">
      <style:graphic-properties draw:stroke="solid" svg:stroke-width="0.011cm" svg:stroke-color="#000000" svg:stroke-opacity="100%" draw:stroke-linejoin="round" draw:fill="none" fo:padding-top="0.13cm" fo:padding-bottom="0.13cm" fo:padding-left="0.255cm" fo:padding-right="0.255cm"/>
    </style:style>
    <style:style style:name="gr4" style:family="graphic" style:parent-style-name="standard">
      <style:graphic-properties draw:stroke="none" draw:fill="none" draw:textarea-vertical-align="middle" fo:min-height="0.33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1.218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71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102cm" svg:stroke-color="#000000" draw:marker-start-width="0.346cm" draw:marker-end-width="0.346cm" svg:stroke-opacity="100%" draw:stroke-linejoin="round" draw:fill="non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0000" draw:marker-start-width="0.346cm" draw:marker-end-width="0.346cm" svg:stroke-opacity="100%" draw:stroke-linejoin="round" draw:fill="non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000000" draw:marker-start-width="0.34cm" draw:marker-end-width="0.34cm" svg:stroke-opacity="100%" draw:stroke-linejoin="round" draw:fill="non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02cm" svg:stroke-color="#000000" draw:marker-start-width="0.352cm" draw:marker-end-width="0.352cm" svg:stroke-opacity="100%" draw:stroke-linejoin="round" draw:fill="non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02cm" draw:marker-start-width="0.352cm" draw:marker-end-width="0.352cm" draw:fill="none" draw:textarea-vertical-align="middle" fo:min-height="0.339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102cm" svg:stroke-color="#ff0000" draw:marker-start-width="0.34cm" draw:marker-end-width="0.34cm" svg:stroke-opacity="100%" draw:stroke-linejoin="round" draw:fill="non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ff0000" draw:marker-start-width="0.353cm" draw:marker-end-width="0.353cm" svg:stroke-opacity="100%" draw:stroke-linejoin="round" draw:fill="non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draw:marker-start-width="0.353cm" draw:marker-end-width="0.353cm" draw:fill="none" draw:textarea-vertical-align="middle" fo:min-height="0.339cm" fo:padding-top="0cm" fo:padding-bottom="0cm" fo:padding-left="0cm" fo:padding-right="0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3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office:forms form:automatic-focus="false" form:apply-design-mode="false"/>
        <draw:g>
          <draw:polygon draw:style-name="gr1" draw:layer="layout" svg:width="1.5cm" svg:height="18.5cm" svg:x="11.025cm" svg:y="2.526cm" svg:viewBox="0 0 1501 18501" draw:points="0,18501 1501,18501 1501,0 0,0">
            <text:p/>
          </draw:polygon>
          <draw:polygon draw:style-name="gr2" draw:layer="layout" svg:width="1.5cm" svg:height="18.5cm" svg:x="11.025cm" svg:y="2.526cm" svg:viewBox="0 0 1501 18501" draw:points="0,18501 1501,18501 1501,0 0,0">
            <text:p/>
          </draw:polygon>
        </draw:g>
        <draw:g>
          <draw:polygon draw:style-name="gr1" draw:layer="layout" svg:width="1.5cm" svg:height="18.5cm" svg:x="5.025cm" svg:y="2.526cm" svg:viewBox="0 0 1501 18501" draw:points="0,18501 1501,18501 1501,0 0,0">
            <text:p/>
          </draw:polygon>
          <draw:polygon draw:style-name="gr2" draw:layer="layout" svg:width="1.5cm" svg:height="18.5cm" svg:x="5.025cm" svg:y="2.526cm" svg:viewBox="0 0 1501 18501" draw:points="0,18501 1501,18501 1501,0 0,0">
            <text:p/>
          </draw:polygon>
        </draw:g>
        <draw:g>
          <draw:line draw:style-name="gr3" draw:layer="layout" svg:x1="4.526cm" svg:y1="3.526cm" svg:x2="7.025cm" svg:y2="3.526cm">
            <text:p/>
          </draw:line>
          <draw:frame draw:style-name="gr4" draw:layer="layout" svg:width="2.5cm" svg:height="0.945cm" svg:x="4.526cm" svg:y="3.223cm">
            <draw:text-box>
              <text:p/>
            </draw:text-box>
          </draw:frame>
        </draw:g>
        <draw:g>
          <draw:line draw:style-name="gr3" draw:layer="layout" svg:x1="4.526cm" svg:y1="5.025cm" svg:x2="7.025cm" svg:y2="5.025cm">
            <text:p/>
          </draw:line>
          <draw:frame draw:style-name="gr4" draw:layer="layout" svg:width="2.5cm" svg:height="0.945cm" svg:x="4.526cm" svg:y="4.722cm">
            <draw:text-box>
              <text:p/>
            </draw:text-box>
          </draw:frame>
        </draw:g>
        <draw:g>
          <draw:line draw:style-name="gr3" draw:layer="layout" svg:x1="4.526cm" svg:y1="6.526cm" svg:x2="7.025cm" svg:y2="6.526cm">
            <text:p/>
          </draw:line>
          <draw:frame draw:style-name="gr4" draw:layer="layout" svg:width="2.5cm" svg:height="0.945cm" svg:x="4.526cm" svg:y="6.223cm">
            <draw:text-box>
              <text:p/>
            </draw:text-box>
          </draw:frame>
        </draw:g>
        <draw:g>
          <draw:line draw:style-name="gr3" draw:layer="layout" svg:x1="4.526cm" svg:y1="8.025cm" svg:x2="7.025cm" svg:y2="8.025cm">
            <text:p/>
          </draw:line>
          <draw:frame draw:style-name="gr4" draw:layer="layout" svg:width="2.5cm" svg:height="0.945cm" svg:x="4.526cm" svg:y="7.722cm">
            <draw:text-box>
              <text:p/>
            </draw:text-box>
          </draw:frame>
        </draw:g>
        <draw:g>
          <draw:line draw:style-name="gr3" draw:layer="layout" svg:x1="4.526cm" svg:y1="9.526cm" svg:x2="7.025cm" svg:y2="9.526cm">
            <text:p/>
          </draw:line>
          <draw:frame draw:style-name="gr4" draw:layer="layout" svg:width="2.5cm" svg:height="0.945cm" svg:x="4.526cm" svg:y="9.223cm">
            <draw:text-box>
              <text:p/>
            </draw:text-box>
          </draw:frame>
        </draw:g>
        <draw:g>
          <draw:line draw:style-name="gr3" draw:layer="layout" svg:x1="4.526cm" svg:y1="11.025cm" svg:x2="7.025cm" svg:y2="11.025cm">
            <text:p/>
          </draw:line>
          <draw:frame draw:style-name="gr4" draw:layer="layout" svg:width="2.5cm" svg:height="0.945cm" svg:x="4.526cm" svg:y="10.722cm">
            <draw:text-box>
              <text:p/>
            </draw:text-box>
          </draw:frame>
        </draw:g>
        <draw:g>
          <draw:line draw:style-name="gr3" draw:layer="layout" svg:x1="4.526cm" svg:y1="12.526cm" svg:x2="7.025cm" svg:y2="12.526cm">
            <text:p/>
          </draw:line>
          <draw:frame draw:style-name="gr4" draw:layer="layout" svg:width="2.5cm" svg:height="0.945cm" svg:x="4.526cm" svg:y="12.223cm">
            <draw:text-box>
              <text:p/>
            </draw:text-box>
          </draw:frame>
        </draw:g>
        <draw:g>
          <draw:line draw:style-name="gr3" draw:layer="layout" svg:x1="4.526cm" svg:y1="14.025cm" svg:x2="7.025cm" svg:y2="14.025cm">
            <text:p/>
          </draw:line>
          <draw:frame draw:style-name="gr4" draw:layer="layout" svg:width="2.5cm" svg:height="0.945cm" svg:x="4.526cm" svg:y="13.722cm">
            <draw:text-box>
              <text:p/>
            </draw:text-box>
          </draw:frame>
        </draw:g>
        <draw:g>
          <draw:line draw:style-name="gr3" draw:layer="layout" svg:x1="4.526cm" svg:y1="15.525cm" svg:x2="7.025cm" svg:y2="15.525cm">
            <text:p/>
          </draw:line>
          <draw:frame draw:style-name="gr4" draw:layer="layout" svg:width="2.5cm" svg:height="0.945cm" svg:x="4.526cm" svg:y="15.222cm">
            <draw:text-box>
              <text:p/>
            </draw:text-box>
          </draw:frame>
        </draw:g>
        <draw:g>
          <draw:line draw:style-name="gr3" draw:layer="layout" svg:x1="4.526cm" svg:y1="17.025cm" svg:x2="7.025cm" svg:y2="17.025cm">
            <text:p/>
          </draw:line>
          <draw:frame draw:style-name="gr4" draw:layer="layout" svg:width="2.5cm" svg:height="0.945cm" svg:x="4.526cm" svg:y="16.722cm">
            <draw:text-box>
              <text:p/>
            </draw:text-box>
          </draw:frame>
        </draw:g>
        <draw:g>
          <draw:line draw:style-name="gr3" draw:layer="layout" svg:x1="4.526cm" svg:y1="18.525cm" svg:x2="7.025cm" svg:y2="18.525cm">
            <text:p/>
          </draw:line>
          <draw:frame draw:style-name="gr4" draw:layer="layout" svg:width="2.5cm" svg:height="0.945cm" svg:x="4.526cm" svg:y="18.222cm">
            <draw:text-box>
              <text:p/>
            </draw:text-box>
          </draw:frame>
        </draw:g>
        <draw:g>
          <draw:line draw:style-name="gr3" draw:layer="layout" svg:x1="4.526cm" svg:y1="20.025cm" svg:x2="7.025cm" svg:y2="20.025cm">
            <text:p/>
          </draw:line>
          <draw:frame draw:style-name="gr4" draw:layer="layout" svg:width="2.5cm" svg:height="0.945cm" svg:x="4.526cm" svg:y="19.722cm">
            <draw:text-box>
              <text:p/>
            </draw:text-box>
          </draw:frame>
        </draw:g>
        <draw:g>
          <draw:polygon draw:style-name="gr1" draw:layer="layout" svg:width="1.5cm" svg:height="18.5cm" svg:x="11.025cm" svg:y="2.526cm" svg:viewBox="0 0 1501 18501" draw:points="0,18501 1501,18501 1501,0 0,0">
            <text:p/>
          </draw:polygon>
          <draw:polygon draw:style-name="gr2" draw:layer="layout" svg:width="1.5cm" svg:height="18.5cm" svg:x="11.025cm" svg:y="2.526cm" svg:viewBox="0 0 1501 18501" draw:points="0,18501 1501,18501 1501,0 0,0">
            <text:p/>
          </draw:polygon>
        </draw:g>
        <draw:g>
          <draw:line draw:style-name="gr3" draw:layer="layout" svg:x1="10.526cm" svg:y1="3.526cm" svg:x2="13.026cm" svg:y2="3.526cm">
            <text:p/>
          </draw:line>
          <draw:frame draw:style-name="gr4" draw:layer="layout" svg:width="2.5cm" svg:height="0.945cm" svg:x="10.526cm" svg:y="3.223cm">
            <draw:text-box>
              <text:p/>
            </draw:text-box>
          </draw:frame>
        </draw:g>
        <draw:g>
          <draw:line draw:style-name="gr3" draw:layer="layout" svg:x1="10.526cm" svg:y1="5.025cm" svg:x2="13.026cm" svg:y2="5.025cm">
            <text:p/>
          </draw:line>
          <draw:frame draw:style-name="gr4" draw:layer="layout" svg:width="2.5cm" svg:height="0.945cm" svg:x="10.526cm" svg:y="4.722cm">
            <draw:text-box>
              <text:p/>
            </draw:text-box>
          </draw:frame>
        </draw:g>
        <draw:g>
          <draw:line draw:style-name="gr3" draw:layer="layout" svg:x1="10.526cm" svg:y1="6.526cm" svg:x2="13.026cm" svg:y2="6.526cm">
            <text:p/>
          </draw:line>
          <draw:frame draw:style-name="gr4" draw:layer="layout" svg:width="2.5cm" svg:height="0.945cm" svg:x="10.526cm" svg:y="6.223cm">
            <draw:text-box>
              <text:p/>
            </draw:text-box>
          </draw:frame>
        </draw:g>
        <draw:g>
          <draw:line draw:style-name="gr3" draw:layer="layout" svg:x1="10.526cm" svg:y1="8.025cm" svg:x2="13.026cm" svg:y2="8.025cm">
            <text:p/>
          </draw:line>
          <draw:frame draw:style-name="gr4" draw:layer="layout" svg:width="2.5cm" svg:height="0.945cm" svg:x="10.526cm" svg:y="7.722cm">
            <draw:text-box>
              <text:p/>
            </draw:text-box>
          </draw:frame>
        </draw:g>
        <draw:g>
          <draw:line draw:style-name="gr3" draw:layer="layout" svg:x1="10.526cm" svg:y1="9.526cm" svg:x2="13.026cm" svg:y2="9.526cm">
            <text:p/>
          </draw:line>
          <draw:frame draw:style-name="gr4" draw:layer="layout" svg:width="2.5cm" svg:height="0.945cm" svg:x="10.526cm" svg:y="9.223cm">
            <draw:text-box>
              <text:p/>
            </draw:text-box>
          </draw:frame>
        </draw:g>
        <draw:g>
          <draw:line draw:style-name="gr3" draw:layer="layout" svg:x1="10.526cm" svg:y1="11.025cm" svg:x2="13.026cm" svg:y2="11.025cm">
            <text:p/>
          </draw:line>
          <draw:frame draw:style-name="gr4" draw:layer="layout" svg:width="2.5cm" svg:height="0.945cm" svg:x="10.526cm" svg:y="10.722cm">
            <draw:text-box>
              <text:p/>
            </draw:text-box>
          </draw:frame>
        </draw:g>
        <draw:g>
          <draw:line draw:style-name="gr3" draw:layer="layout" svg:x1="10.526cm" svg:y1="12.526cm" svg:x2="13.026cm" svg:y2="12.526cm">
            <text:p/>
          </draw:line>
          <draw:frame draw:style-name="gr4" draw:layer="layout" svg:width="2.5cm" svg:height="0.945cm" svg:x="10.526cm" svg:y="12.223cm">
            <draw:text-box>
              <text:p/>
            </draw:text-box>
          </draw:frame>
        </draw:g>
        <draw:g>
          <draw:line draw:style-name="gr3" draw:layer="layout" svg:x1="10.526cm" svg:y1="14.025cm" svg:x2="13.026cm" svg:y2="14.025cm">
            <text:p/>
          </draw:line>
          <draw:frame draw:style-name="gr4" draw:layer="layout" svg:width="2.5cm" svg:height="0.945cm" svg:x="10.526cm" svg:y="13.722cm">
            <draw:text-box>
              <text:p/>
            </draw:text-box>
          </draw:frame>
        </draw:g>
        <draw:g>
          <draw:line draw:style-name="gr3" draw:layer="layout" svg:x1="10.526cm" svg:y1="15.525cm" svg:x2="13.026cm" svg:y2="15.525cm">
            <text:p/>
          </draw:line>
          <draw:frame draw:style-name="gr4" draw:layer="layout" svg:width="2.5cm" svg:height="0.945cm" svg:x="10.526cm" svg:y="15.222cm">
            <draw:text-box>
              <text:p/>
            </draw:text-box>
          </draw:frame>
        </draw:g>
        <draw:g>
          <draw:line draw:style-name="gr3" draw:layer="layout" svg:x1="10.526cm" svg:y1="17.025cm" svg:x2="13.026cm" svg:y2="17.025cm">
            <text:p/>
          </draw:line>
          <draw:frame draw:style-name="gr4" draw:layer="layout" svg:width="2.5cm" svg:height="0.945cm" svg:x="10.526cm" svg:y="16.722cm">
            <draw:text-box>
              <text:p/>
            </draw:text-box>
          </draw:frame>
        </draw:g>
        <draw:g>
          <draw:line draw:style-name="gr3" draw:layer="layout" svg:x1="10.526cm" svg:y1="18.525cm" svg:x2="13.026cm" svg:y2="18.525cm">
            <text:p/>
          </draw:line>
          <draw:frame draw:style-name="gr4" draw:layer="layout" svg:width="2.5cm" svg:height="0.945cm" svg:x="10.526cm" svg:y="18.222cm">
            <draw:text-box>
              <text:p/>
            </draw:text-box>
          </draw:frame>
        </draw:g>
        <draw:g>
          <draw:line draw:style-name="gr3" draw:layer="layout" svg:x1="10.526cm" svg:y1="20.025cm" svg:x2="13.026cm" svg:y2="20.025cm">
            <text:p/>
          </draw:line>
          <draw:frame draw:style-name="gr4" draw:layer="layout" svg:width="2.5cm" svg:height="0.945cm" svg:x="10.526cm" svg:y="19.722cm">
            <draw:text-box>
              <text:p/>
            </draw:text-box>
          </draw:frame>
        </draw:g>
        <draw:frame draw:style-name="gr5" draw:layer="layout" svg:width="3.5cm" svg:height="1.5cm" svg:x="4.025cm" svg:y="1.025cm">
          <draw:text-box>
            <text:p text:style-name="P1"><text:span text:style-name="T1">ROW 1</text:span></text:p>
          </draw:text-box>
        </draw:frame>
        <draw:frame draw:style-name="gr5" draw:layer="layout" svg:width="3.5cm" svg:height="1.5cm" svg:x="10.025cm" svg:y="1.025cm">
          <draw:text-box>
            <text:p text:style-name="P1"><text:span text:style-name="T1">ROW 2</text:span></text:p>
          </draw:text-box>
        </draw:frame>
        <draw:frame draw:style-name="gr6" draw:layer="layout" svg:width="4.5cm" svg:height="1.334cm" svg:x="0.025cm" svg:y="2.859cm">
          <draw:text-box>
            <text:p text:style-name="P1"><text:span text:style-name="T2">SIG GND IN</text:span><text:span text:style-name="T2"><text:line-break/></text:span><text:span text:style-name="T2">(Yellow/Green)</text:span></text:p>
          </draw:text-box>
        </draw:frame>
        <draw:frame draw:style-name="gr6" draw:layer="layout" svg:width="4.5cm" svg:height="1.334cm" svg:x="0.025cm" svg:y="4.36cm">
          <draw:text-box>
            <text:p text:style-name="P1"><text:span text:style-name="T2">12 V IN</text:span><text:span text:style-name="T2"><text:line-break/></text:span><text:span text:style-name="T2">(2)</text:span></text:p>
          </draw:text-box>
        </draw:frame>
        <draw:frame draw:style-name="gr6" draw:layer="layout" svg:width="4.5cm" svg:height="1.334cm" svg:x="0.025cm" svg:y="5.859cm">
          <draw:text-box>
            <text:p text:style-name="P1"><text:span text:style-name="T2">24 V IN</text:span><text:span text:style-name="T2"><text:line-break/></text:span><text:span text:style-name="T2">(3)</text:span></text:p>
          </draw:text-box>
        </draw:frame>
        <draw:frame draw:style-name="gr6" draw:layer="layout" svg:width="4.5cm" svg:height="1.334cm" svg:x="0.025cm" svg:y="7.36cm">
          <draw:text-box>
            <text:p text:style-name="P1"><text:span text:style-name="T2">5 V SIG GND IN</text:span><text:span text:style-name="T2"><text:line-break/></text:span><text:span text:style-name="T2">(Brown)</text:span></text:p>
          </draw:text-box>
        </draw:frame>
        <draw:frame draw:style-name="gr6" draw:layer="layout" svg:width="4.5cm" svg:height="1.334cm" svg:x="0.025cm" svg:y="8.859cm">
          <draw:text-box>
            <text:p text:style-name="P1"><text:span text:style-name="T2">5 V IN</text:span><text:span text:style-name="T2"><text:line-break/></text:span><text:span text:style-name="T2">(Blue)</text:span></text:p>
          </draw:text-box>
        </draw:frame>
        <draw:frame draw:style-name="gr6" draw:layer="layout" svg:width="4.5cm" svg:height="1cm" svg:x="0.025cm" svg:y="10.526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12.0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13.5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15.0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16.5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18.0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19.525cm">
          <draw:text-box>
            <text:p text:style-name="P1"><text:span text:style-name="T2">N.C.</text:span></text:p>
          </draw:text-box>
        </draw:frame>
        <draw:frame draw:style-name="gr6" draw:layer="layout" svg:width="4.5cm" svg:height="1.334cm" svg:x="13.025cm" svg:y="2.859cm">
          <draw:text-box>
            <text:p text:style-name="P1"><text:span text:style-name="T2">SIG GND OUT</text:span><text:span text:style-name="T2"><text:line-break/></text:span><text:span text:style-name="T2">(Yellow/Green)</text:span></text:p>
          </draw:text-box>
        </draw:frame>
        <draw:frame draw:style-name="gr6" draw:layer="layout" svg:width="4.5cm" svg:height="1.334cm" svg:x="13.025cm" svg:y="4.36cm">
          <draw:text-box>
            <text:p text:style-name="P1"><text:span text:style-name="T2">12 V OUT</text:span><text:span text:style-name="T2"><text:line-break/></text:span><text:span text:style-name="T2">(2)</text:span></text:p>
          </draw:text-box>
        </draw:frame>
        <draw:frame draw:style-name="gr6" draw:layer="layout" svg:width="4.5cm" svg:height="1.334cm" svg:x="13.025cm" svg:y="5.859cm">
          <draw:text-box>
            <text:p text:style-name="P1"><text:span text:style-name="T2">24 V OUT</text:span><text:span text:style-name="T2"><text:line-break/></text:span><text:span text:style-name="T2">(3)</text:span></text:p>
          </draw:text-box>
        </draw:frame>
        <draw:frame draw:style-name="gr6" draw:layer="layout" svg:width="4.5cm" svg:height="1cm" svg:x="13.025cm" svg:y="7.526cm">
          <draw:text-box>
            <text:p text:style-name="P1"><text:span text:style-name="T2">N.C. (GND 5 V)</text:span></text:p>
          </draw:text-box>
        </draw:frame>
        <draw:frame draw:style-name="gr6" draw:layer="layout" svg:width="4.5cm" svg:height="1.334cm" svg:x="13.025cm" svg:y="8.859cm">
          <draw:text-box>
            <text:p text:style-name="P1"><text:span text:style-name="T2">5 V OUT</text:span><text:span text:style-name="T2"><text:line-break/></text:span><text:span text:style-name="T2">(1)</text:span></text:p>
          </draw:text-box>
        </draw:frame>
        <draw:frame draw:style-name="gr6" draw:layer="layout" svg:width="4.5cm" svg:height="1cm" svg:x="13.025cm" svg:y="10.526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13.025cm" svg:y="12.0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13.025cm" svg:y="13.525cm">
          <draw:text-box>
            <text:p text:style-name="P1"><text:span text:style-name="T2">N.C.</text:span></text:p>
          </draw:text-box>
        </draw:frame>
        <draw:frame draw:style-name="gr6" draw:layer="layout" svg:width="4.5cm" svg:height="1.334cm" svg:x="13.025cm" svg:y="14.859cm">
          <draw:text-box>
            <text:p text:style-name="P1"><text:span text:style-name="T2">F/T sensor CANL</text:span><text:span text:style-name="T2"><text:line-break/></text:span><text:span text:style-name="T2">(Yellow)</text:span></text:p>
          </draw:text-box>
        </draw:frame>
        <draw:frame draw:style-name="gr6" draw:layer="layout" svg:width="4.5cm" svg:height="1.334cm" svg:x="13.025cm" svg:y="16.359cm">
          <draw:text-box>
            <text:p text:style-name="P1"><text:span text:style-name="T2">F/T sensor CANH</text:span><text:span text:style-name="T2"><text:line-break/></text:span><text:span text:style-name="T2">(Green)</text:span></text:p>
          </draw:text-box>
        </draw:frame>
        <draw:frame draw:style-name="gr6" draw:layer="layout" svg:width="4.5cm" svg:height="1.334cm" svg:x="13.025cm" svg:y="17.859cm">
          <draw:text-box>
            <text:p text:style-name="P1"><text:span text:style-name="T2">F/T sensor GND</text:span><text:span text:style-name="T2"><text:line-break/></text:span><text:span text:style-name="T2">(Brown)</text:span></text:p>
          </draw:text-box>
        </draw:frame>
        <draw:frame draw:style-name="gr6" draw:layer="layout" svg:width="4.5cm" svg:height="1.334cm" svg:x="13.025cm" svg:y="19.359cm">
          <draw:text-box>
            <text:p text:style-name="P1"><text:span text:style-name="T2">F/T sensor 24 V</text:span><text:span text:style-name="T2"><text:line-break/></text:span><text:span text:style-name="T2">(White)</text:span></text:p>
          </draw:text-box>
        </draw:frame>
        <draw:frame draw:style-name="gr6" draw:layer="layout" svg:width="1.5cm" svg:height="1cm" svg:x="5.025cm" svg:y="2.526cm">
          <draw:text-box>
            <text:p text:style-name="P1"><text:span text:style-name="T1">1</text:span></text:p>
          </draw:text-box>
        </draw:frame>
        <draw:frame draw:style-name="gr6" draw:layer="layout" svg:width="1.5cm" svg:height="1cm" svg:x="5.025cm" svg:y="4.025cm">
          <draw:text-box>
            <text:p text:style-name="P1"><text:span text:style-name="T1">2</text:span></text:p>
          </draw:text-box>
        </draw:frame>
        <draw:frame draw:style-name="gr6" draw:layer="layout" svg:width="1.5cm" svg:height="1cm" svg:x="5.025cm" svg:y="5.526cm">
          <draw:text-box>
            <text:p text:style-name="P1"><text:span text:style-name="T1">3</text:span></text:p>
          </draw:text-box>
        </draw:frame>
        <draw:frame draw:style-name="gr6" draw:layer="layout" svg:width="1.5cm" svg:height="1cm" svg:x="5.025cm" svg:y="7.025cm">
          <draw:text-box>
            <text:p text:style-name="P1"><text:span text:style-name="T1">4</text:span></text:p>
          </draw:text-box>
        </draw:frame>
        <draw:frame draw:style-name="gr6" draw:layer="layout" svg:width="1.5cm" svg:height="1cm" svg:x="5.025cm" svg:y="8.526cm">
          <draw:text-box>
            <text:p text:style-name="P1"><text:span text:style-name="T1">5</text:span></text:p>
          </draw:text-box>
        </draw:frame>
        <draw:frame draw:style-name="gr6" draw:layer="layout" svg:width="1.5cm" svg:height="1cm" svg:x="5.025cm" svg:y="10.025cm">
          <draw:text-box>
            <text:p text:style-name="P1"><text:span text:style-name="T1">6</text:span></text:p>
          </draw:text-box>
        </draw:frame>
        <draw:frame draw:style-name="gr6" draw:layer="layout" svg:width="1.5cm" svg:height="1cm" svg:x="5.025cm" svg:y="11.526cm">
          <draw:text-box>
            <text:p text:style-name="P1"><text:span text:style-name="T1">7</text:span></text:p>
          </draw:text-box>
        </draw:frame>
        <draw:frame draw:style-name="gr6" draw:layer="layout" svg:width="1.5cm" svg:height="1cm" svg:x="5.025cm" svg:y="13.025cm">
          <draw:text-box>
            <text:p text:style-name="P1"><text:span text:style-name="T1">8</text:span></text:p>
          </draw:text-box>
        </draw:frame>
        <draw:frame draw:style-name="gr6" draw:layer="layout" svg:width="1.5cm" svg:height="1cm" svg:x="5.025cm" svg:y="14.525cm">
          <draw:text-box>
            <text:p text:style-name="P1"><text:span text:style-name="T1">9</text:span></text:p>
          </draw:text-box>
        </draw:frame>
        <draw:frame draw:style-name="gr6" draw:layer="layout" svg:width="1.5cm" svg:height="1cm" svg:x="5.025cm" svg:y="16.025cm">
          <draw:text-box>
            <text:p text:style-name="P1"><text:span text:style-name="T1">10</text:span></text:p>
          </draw:text-box>
        </draw:frame>
        <draw:frame draw:style-name="gr6" draw:layer="layout" svg:width="1.5cm" svg:height="1cm" svg:x="5.025cm" svg:y="17.525cm">
          <draw:text-box>
            <text:p text:style-name="P1"><text:span text:style-name="T1">11</text:span></text:p>
          </draw:text-box>
        </draw:frame>
        <draw:frame draw:style-name="gr6" draw:layer="layout" svg:width="1.5cm" svg:height="1cm" svg:x="5.025cm" svg:y="19.025cm">
          <draw:text-box>
            <text:p text:style-name="P1"><text:span text:style-name="T1">12</text:span></text:p>
          </draw:text-box>
        </draw:frame>
        <draw:frame draw:style-name="gr6" draw:layer="layout" svg:width="1.5cm" svg:height="1cm" svg:x="11.025cm" svg:y="2.526cm">
          <draw:text-box>
            <text:p text:style-name="P1"><text:span text:style-name="T1">1</text:span></text:p>
          </draw:text-box>
        </draw:frame>
        <draw:frame draw:style-name="gr6" draw:layer="layout" svg:width="1.5cm" svg:height="1cm" svg:x="11.025cm" svg:y="4.025cm">
          <draw:text-box>
            <text:p text:style-name="P1"><text:span text:style-name="T1">2</text:span></text:p>
          </draw:text-box>
        </draw:frame>
        <draw:frame draw:style-name="gr6" draw:layer="layout" svg:width="1.5cm" svg:height="1cm" svg:x="11.025cm" svg:y="5.526cm">
          <draw:text-box>
            <text:p text:style-name="P1"><text:span text:style-name="T1">3</text:span></text:p>
          </draw:text-box>
        </draw:frame>
        <draw:frame draw:style-name="gr6" draw:layer="layout" svg:width="1.5cm" svg:height="1cm" svg:x="11.025cm" svg:y="7.025cm">
          <draw:text-box>
            <text:p text:style-name="P1"><text:span text:style-name="T1">4</text:span></text:p>
          </draw:text-box>
        </draw:frame>
        <draw:frame draw:style-name="gr6" draw:layer="layout" svg:width="1.5cm" svg:height="1cm" svg:x="11.025cm" svg:y="8.526cm">
          <draw:text-box>
            <text:p text:style-name="P1"><text:span text:style-name="T1">5</text:span></text:p>
          </draw:text-box>
        </draw:frame>
        <draw:frame draw:style-name="gr6" draw:layer="layout" svg:width="1.5cm" svg:height="1cm" svg:x="11.025cm" svg:y="10.025cm">
          <draw:text-box>
            <text:p text:style-name="P1"><text:span text:style-name="T1">6</text:span></text:p>
          </draw:text-box>
        </draw:frame>
        <draw:frame draw:style-name="gr6" draw:layer="layout" svg:width="1.5cm" svg:height="1cm" svg:x="11.025cm" svg:y="11.526cm">
          <draw:text-box>
            <text:p text:style-name="P1"><text:span text:style-name="T1">7</text:span></text:p>
          </draw:text-box>
        </draw:frame>
        <draw:frame draw:style-name="gr6" draw:layer="layout" svg:width="1.5cm" svg:height="1cm" svg:x="11.025cm" svg:y="13.025cm">
          <draw:text-box>
            <text:p text:style-name="P1"><text:span text:style-name="T1">8</text:span></text:p>
          </draw:text-box>
        </draw:frame>
        <draw:frame draw:style-name="gr6" draw:layer="layout" svg:width="1.5cm" svg:height="1cm" svg:x="11.025cm" svg:y="14.525cm">
          <draw:text-box>
            <text:p text:style-name="P1"><text:span text:style-name="T1">9</text:span></text:p>
          </draw:text-box>
        </draw:frame>
        <draw:frame draw:style-name="gr6" draw:layer="layout" svg:width="1.5cm" svg:height="1cm" svg:x="11.025cm" svg:y="16.025cm">
          <draw:text-box>
            <text:p text:style-name="P1"><text:span text:style-name="T1">10</text:span></text:p>
          </draw:text-box>
        </draw:frame>
        <draw:frame draw:style-name="gr6" draw:layer="layout" svg:width="1.5cm" svg:height="1cm" svg:x="11.025cm" svg:y="17.525cm">
          <draw:text-box>
            <text:p text:style-name="P1"><text:span text:style-name="T1">11</text:span></text:p>
          </draw:text-box>
        </draw:frame>
        <draw:frame draw:style-name="gr6" draw:layer="layout" svg:width="1.5cm" svg:height="1cm" svg:x="11.025cm" svg:y="19.025cm">
          <draw:text-box>
            <text:p text:style-name="P1"><text:span text:style-name="T1">12</text:span></text:p>
          </draw:text-box>
        </draw:frame>
        <draw:frame draw:style-name="gr6" draw:layer="layout" svg:width="3cm" svg:height="1.334cm" svg:x="9.025cm" svg:y="14.859cm">
          <draw:text-box>
            <text:p text:style-name="P1"><text:span text:style-name="T2">CANL IN</text:span><text:span text:style-name="T2"><text:line-break/></text:span><text:span text:style-name="T2">(White)</text:span></text:p>
          </draw:text-box>
        </draw:frame>
        <draw:frame draw:style-name="gr6" draw:layer="layout" svg:width="3cm" svg:height="1.334cm" svg:x="9.025cm" svg:y="16.359cm">
          <draw:text-box>
            <text:p text:style-name="P1"><text:span text:style-name="T2">CANH IN</text:span><text:span text:style-name="T2"><text:line-break/></text:span><text:span text:style-name="T2">(Blue)</text:span></text:p>
          </draw:text-box>
        </draw:frame>
        <draw:path draw:style-name="gr7" draw:layer="layout" svg:width="3.55cm" svg:height="0.6cm" svg:x="6.975cm" svg:y="2.925cm" svg:viewBox="0 0 3551 601" svg:d="M3551 601c-105-80-198-142-312-208-467-270-925-393-1464-393-538 0-996 123-1463 393-114 66-207 128-312 208">
          <text:p/>
        </draw:path>
        <draw:path draw:style-name="gr8" draw:layer="layout" svg:width="3.6cm" svg:height="0.5cm" svg:x="6.925cm" svg:y="4.526cm" svg:viewBox="0 0 3601 501" svg:d="M3601 501c-20-12-36-22-56-33-556-322-1102-468-1745-468-642 0-1188 146-1744 468-20 11-36 21-56 33">
          <text:p/>
        </draw:path>
        <draw:path draw:style-name="gr7" draw:layer="layout" svg:width="3.6cm" svg:height="0.5cm" svg:x="6.925cm" svg:y="7.526cm" svg:viewBox="0 0 3601 501" svg:d="M3601 501c-20-12-36-22-56-33-556-322-1102-468-1745-468-642 0-1188 146-1744 468-20 11-36 21-56 33">
          <text:p/>
        </draw:path>
        <draw:path draw:style-name="gr9" draw:layer="layout" svg:width="1.8cm" svg:height="1.7cm" svg:x="8.725cm" svg:y="16.825cm" svg:viewBox="0 0 1801 1701" svg:d="M0 0c16 296 90 544 238 801 166 287 372 493 659 659s569 241 900 241c2 0 3 0 4 0">
          <text:p/>
        </draw:path>
        <draw:path draw:style-name="gr9" draw:layer="layout" svg:width="1.75cm" svg:height="1.701cm" svg:x="6.975cm" svg:y="3.525cm" svg:viewBox="0 0 1751 1702" svg:d="M1751 1702c-1-312-73-577-229-847-157-273-353-469-626-626-273-158-540-229-855-229-14 0-27 0-41 0">
          <text:p/>
        </draw:path>
        <draw:frame draw:style-name="gr5" draw:layer="layout" svg:width="12cm" svg:height="1.5cm" svg:x="2.526cm" svg:y="0.025cm">
          <draw:text-box>
            <text:p text:style-name="P1"><text:span text:style-name="T3">Floor robot – Terminal box at the base</text:span></text:p>
          </draw:text-box>
        </draw:frame>
        <draw:g>
          <draw:line draw:style-name="gr10" draw:layer="layout" svg:x1="8.725cm" svg:y1="16.824cm" svg:x2="8.725cm" svg:y2="5.225cm">
            <text:p/>
          </draw:line>
          <draw:frame draw:style-name="gr11" draw:layer="layout" svg:width="0.3cm" svg:height="0.945cm" draw:transform="rotate (1.5707963267949) translate (8.422cm 6.025cm)">
            <draw:text-box>
              <text:p/>
            </draw:text-box>
          </draw:frame>
        </draw:g>
        <draw:path draw:style-name="gr12" draw:layer="layout" svg:width="2.1cm" svg:height="1.814cm" svg:x="8.425cm" svg:y="18.226cm" svg:viewBox="0 0 2101 1815" svg:d="M0 0c10 324 88 598 250 879 172 298 387 513 686 685 298 173 591 251 936 251 81 0 149-4 229-14">
          <text:p/>
        </draw:path>
        <draw:path draw:style-name="gr12" draw:layer="layout" svg:width="1.502cm" svg:height="1.502cm" svg:x="6.925cm" svg:y="6.524cm" svg:viewBox="0 0 1503 1503" svg:d="M1502 1503c1-18 1-33 1-51 0-267-61-494-195-726-133-231-300-398-531-531-232-134-459-195-726-195-18 0-33 0-51 1">
          <text:p/>
        </draw:path>
        <draw:g>
          <draw:line draw:style-name="gr13" draw:layer="layout" svg:x1="8.425cm" svg:y1="18.224cm" svg:x2="8.425cm" svg:y2="8.025cm">
            <text:p/>
          </draw:line>
          <draw:frame draw:style-name="gr14" draw:layer="layout" svg:width="0.575cm" svg:height="0.945cm" draw:transform="rotate (1.5707963267949) translate (8.122cm 8.025cm)">
            <draw:text-box>
              <text:p/>
            </draw:text-box>
          </draw:frame>
        </draw:g>
        <draw:path draw:style-name="gr8" draw:layer="layout" svg:width="3.6cm" svg:height="0.5cm" svg:x="6.925cm" svg:y="6.025cm" svg:viewBox="0 0 3601 501" svg:d="M3601 501c-20-12-36-22-56-33-556-322-1102-468-1745-468-642 0-1188 146-1744 468-20 11-36 21-56 33">
          <text:p/>
        </draw:path>
        <draw:path draw:style-name="gr8" draw:layer="layout" svg:width="3.6cm" svg:height="0.5cm" svg:x="6.925cm" svg:y="9.025cm" svg:viewBox="0 0 3601 501" svg:d="M3601 501c-20-12-36-22-56-33-556-322-1102-468-1745-468-642 0-1188 146-1744 468-20 11-36 21-56 3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51cm" fo:page-height="21.0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12-17T19:14:53.522239600</dc:date>
    <meta:editing-duration>P0D</meta:editing-duration>
    <meta:editing-cycles>1</meta:editing-cycles>
    <meta:document-statistic meta:object-count="149"/>
  </office:meta>
</office:document-meta>
</file>